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fo:color="#000000" style:font-name="Times New Roman" fo:font-size="12pt" fo:language="en" fo:country="US" officeooo:paragraph-rsid="001237c9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color="#000000" style:font-name="Times New Roman" fo:font-size="12pt" fo:language="en" fo:country="US" officeooo:rsid="001417f9" officeooo:paragraph-rsid="001417f9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paragraph-rsid="001237c9"/>
    </style:style>
    <style:style style:name="P4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auto"/>
      <style:text-properties officeooo:paragraph-rsid="001237c9"/>
    </style:style>
    <style:style style:name="P5" style:family="paragraph" style:parent-style-name="Body">
      <style:text-properties officeooo:paragraph-rsid="001237c9"/>
    </style:style>
    <style:style style:name="T1" style:family="text">
      <style:text-properties fo:color="#000000"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fo:color="#000000" style:font-name="Times New Roman" fo:font-size="16pt" fo:language="en" fo:country="US" fo:font-weight="bold" officeooo:rsid="001237c9" style:font-size-asian="16pt" style:font-weight-asian="bold" style:font-name-complex="Times New Roman1" style:font-size-complex="16pt" style:font-weight-complex="bold"/>
    </style:style>
    <style:style style:name="T3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fo:color="#000000" style:font-name="Arial" fo:font-size="12pt" fo:language="en" fo:country="US" style:font-size-asian="12pt" style:font-name-complex="Arial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237c9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5pt"/>
    </style:style>
    <style:style style:name="T9" style:family="text">
      <style:text-properties style:font-name="Times New Roman" fo:font-size="12pt" officeooo:rsid="001237c9" style:font-size-asian="12pt" style:font-name-complex="Times New Roman1" style:font-size-complex="15pt"/>
    </style:style>
    <style:style style:name="T10" style:family="text">
      <style:text-properties style:font-name="Arial" fo:font-size="12pt" style:font-size-asian="12pt" style:font-name-complex="Arial1" style:font-size-complex="12pt"/>
    </style:style>
    <style:style style:name="T11" style:family="text">
      <style:text-properties officeooo:rsid="0014f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ignment-</text:span><text:span text:style-name="T2">5</text:span></text:p>
      <text:p text:style-name="P3"><text:span text:style-name="T3"><text:s/></text:span></text:p>
      <text:p text:style-name="P1"/>
      <text:p text:style-name="P3"><text:span text:style-name="T4">Team:</text:span><text:span text:style-name="T3"> - <text:s text:c="4"/>3ENB04</text:span></text:p>
      <text:p text:style-name="P3"><text:span text:style-name="T3">-</text:span><text:span text:style-name="T5"> </text:span><text:span text:style-name="T3">GGC (Gold Glasses Company)</text:span></text:p>
      <text:p text:style-name="P5"><text:span text:style-name="T6">-</text:span><text:span text:style-name="T10"> </text:span><text:span text:style-name="T6">Auyeskhan <text:s/>Elmira </text:span><text:span text:style-name="T7">130107037</text:span></text:p>
      <text:p text:style-name="P5"><text:span text:style-name="T9">-</text:span><text:span text:style-name="T8">Kurmanzhankyzy Akmaral </text:span><text:span text:style-name="T9">130107066</text:span></text:p>
      <text:p text:style-name="P5"><text:span text:style-name="T8">-Abiyr Maira </text:span><text:span text:style-name="T9">130107006</text:span></text:p>
      <text:p text:style-name="P1"/>
      <text:p text:style-name="P1"/>
      <text:p text:style-name="P2">1. Step two:</text:p>
      <text:p text:style-name="P2"><text:s/>Use case named “Student Registration by Dean” doesn't have pre conditions.</text:p>
      <text:p text:style-name="P2">2. Step three:</text:p>
      <text:p text:style-name="P2"><text:s/>Use case named “Student view of GPA and grades” doesn't have sequence diagram.</text:p>
      <text:p text:style-name="P2">3. Step two:</text:p>
      <text:p text:style-name="P2">Use case named “Registration of new course.” doesn't have post-conditions</text:p>
      <text:p text:style-name="P2"/>
      <text:p text:style-name="P2"/>
      <text:p text:style-name="P2"/>
      <text:p text:style-name="P2">Features:</text:p>
      <text:p text:style-name="P2">1. Audio Feedback</text:p>
      <text:p text:style-name="P2">2. <text:span text:style-name="T11">database of Picture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style:paragraph-properties fo:margin-top="0in" fo:margin-bottom="0in" style:contextual-spacing="false" fo:line-height="100%" fo:text-align="start" style:justify-single-word="false" fo:orphans="2" fo:widows="2" fo:hyphenation-ladder-count="no-limit" fo:padding="0in" fo:border="none" style:writing-mode="lr-tb"/>
      <style:text-properties fo:color="#000000" style:font-name="Helvetica" fo:font-family="Helvetica" style:font-family-generic="roman" style:font-pitch="variable" fo:font-size="11pt" fo:language="en" fo:country="US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6:44.310988391</meta:creation-date>
    <dc:date>2016-02-22T14:50:04.134733480</dc:date>
    <meta:editing-duration>PT2M1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70" meta:character-count="457" meta:non-whitespace-character-count="394"/>
  </office:meta>
</office:document-meta>
</file>